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nom">
      <style:table-column-properties style:column-width="5cm"/>
    </style:style>
    <style:style style:family="table-column" style:name="col.max">
      <style:table-column-properties style:column-width="1cm"/>
    </style:style>
    <style:style style:family="table-column" style:name="col.total">
      <style:table-column-properties style:column-width="1.2cm"/>
    </style:style>
    <style:style style:family="table-column" style:name="col.ASSOC">
      <style:table-column-properties style:column-width="4cm"/>
    </style:style>
    <style:style style:family="table-column" style:name="col.copie">
      <style:table-column-properties style:column-width="1.75cm"/>
    </style:style>
    <style:style style:family="table-column" style:name="col.note">
      <style:table-column-properties style:column-width="1.5cm"/>
    </style:style>
  </office:automatic-styles>
  <office:body>
    <office:spreadsheet>
      <table:table table:name="Sheet1" table:print="false" table:style-name="ta1">
        <office:forms form:apply-design-mode="false" form:automatic-focus="false"/>
        <table:table-column table:default-cell-style-name="Default" table:style-name="col.ASSOC"/>
        <table:table-column table:default-cell-style-name="Default" table:style-name="col.nom"/>
        <table:table-column table:default-cell-style-name="Default" table:style-name="col.note"/>
        <table:table-column table:default-cell-style-name="Default" table:style-name="col.copie"/>
        <table:table-column table:default-cell-style-name="Default" table:style-name="col.total"/>
        <table:table-column table:default-cell-style-name="Default" table:style-name="col.max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1"/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table:style-name="Entete">
            <text:p text:style-name="Standard">A:id</text:p>
          </table:table-cell>
          <table:table-cell office:value-type="string" table:style-name="Entete">
            <text:p text:style-name="Standard">Nom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Copi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1</text:p>
          </table:table-cell>
          <table:table-cell office:value-type="string" table:style-name="EnteteVertical">
            <text:p text:style-name="Standard">10</text:p>
          </table:table-cell>
          <table:table-cell office:value-type="string" table:style-name="EnteteVertical">
            <text:p text:style-name="Standard">100</text:p>
          </table:table-cell>
          <table:table-cell office:value-type="string" table:style-name="EnteteIndic">
            <text:p text:style-name="Standard">student</text:p>
          </table:table-cell>
        </table:table-row>
        <table:table-row table:style-name="ro1">
          <table:table-cell table:style-name="CodeA"/>
          <table:table-cell office:value-type="string" table:style-name="Tableau">
            <text:p text:style-name="Standard"/>
          </table:table-cell>
          <table:table-cell office:value="" office:value-type="float" table:style-name="NoteF">
            <text:p text:style-name="Standard"/>
          </table:table-cell>
          <table:table-cell office:value-type="string" table:style-name="NumCopie">
            <text:p text:style-name="Standard">max</text:p>
          </table:table-cell>
          <table:table-cell table:style-name="NoteQ"/>
          <table:table-cell table:style-name="NoteQ"/>
          <table:table-cell office:value="2" office:value-type="float" table:style-name="NoteQ">
            <text:p text:style-name="Standard">2</text:p>
          </table:table-cell>
          <table:table-cell office:value="30" office:value-type="float" table:style-name="NoteQ">
            <text:p text:style-name="Standard">30</text:p>
          </table:table-cell>
          <table:table-cell office:value="400" office:value-type="float" table:style-name="NoteQ">
            <text:p text:style-name="Standard">400</text:p>
          </table:table-cell>
          <table:table-cell office:value-type="float" table:style-name="CodeV"/>
        </table:table-row>
        <table:table-row table:style-name="ro1">
          <table:table-cell table:style-name="CodeA"/>
          <table:table-cell office:value-type="string" table:style-name="Tableau">
            <text:p text:style-name="Standard"/>
          </table:table-cell>
          <table:table-cell office:value-type="float" table:formula="oooc:=AVERAGE([.C6:.C9])" table:style-name="NoteF"/>
          <table:table-cell office:value-type="string" table:style-name="NumCopie">
            <text:p text:style-name="Standard">moyenne</text:p>
          </table:table-cell>
          <table:table-cell table:style-name="NoteQ"/>
          <table:table-cell table:style-name="NoteQ"/>
          <table:table-cell office:value-type="percentage" table:formula="oooc:=AVERAGE([.G6:.G9])/[.G4]" table:style-name="Qpc"/>
          <table:table-cell office:value-type="percentage" table:formula="oooc:=AVERAGE([.H6:.H9])/[.H4]" table:style-name="Qpc"/>
          <table:table-cell office:value-type="percentage" table:formula="oooc:=AVERAGE([.I6:.I9])/[.I4]" table:style-name="Qpc"/>
          <table:table-cell office:value-type="float" table:style-name="CodeV"/>
        </table:table-row>
        <table:table-row table:style-name="ro1">
          <table:table-cell office:value-type="string" table:style-name="CodeA">
            <text:p text:style-name="Standard">421</text:p>
          </table:table-cell>
          <table:table-cell office:value-type="string" table:style-name="Tableau">
            <text:p text:style-name="Standard">Bogoss Raymond</text:p>
          </table:table-cell>
          <table:table-cell office:value-type="float" table:formula="oooc:=IF([.$C$4]&gt;0;MIN([.$C$4];ROUNDDOWN([.E6]/[.F6]*[.$C$4]/0.5)*0.5);ROUNDDOWN([.E6]/0.5)*0.5)" table:style-name="NoteF"/>
          <table:table-cell office:value-type="string" table:style-name="NumCopie">
            <text:p text:style-name="Standard">3</text:p>
          </table:table-cell>
          <table:table-cell office:value-type="float" table:formula="oooc:=SUM([.G6:.I6])" table:style-name="NoteQ"/>
          <table:table-cell office:value="432" office:value-type="float" table:style-name="NoteQ">
            <text:p text:style-name="Standard">432</text:p>
          </table:table-cell>
          <table:table-cell office:value="1" office:value-type="float" table:style-name="NoteQ">
            <text:p text:style-name="Standard">1</text:p>
          </table:table-cell>
          <table:table-cell office:value="20" office:value-type="float" table:style-name="NoteQ">
            <text:p text:style-name="Standard">20</text:p>
          </table:table-cell>
          <table:table-cell office:value="400" office:value-type="float" table:style-name="NoteQ">
            <text:p text:style-name="Standard">400</text:p>
          </table:table-cell>
          <table:table-cell office:value="421" office:value-type="float" table:style-name="CodeV">
            <text:p text:style-name="Standard">421</text:p>
          </table:table-cell>
        </table:table-row>
        <table:table-row table:style-name="ro1">
          <table:table-cell office:value-type="string" table:style-name="CodeA">
            <text:p text:style-name="Standard">121</text:p>
          </table:table-cell>
          <table:table-cell office:value-type="string" table:style-name="Tableau">
            <text:p text:style-name="Standard">Boulix Jojo</text:p>
          </table:table-cell>
          <table:table-cell office:value-type="float" table:formula="oooc:=IF([.$C$4]&gt;0;MIN([.$C$4];ROUNDDOWN([.E7]/[.F7]*[.$C$4]/0.5)*0.5);ROUNDDOWN([.E7]/0.5)*0.5)" table:style-name="NoteF"/>
          <table:table-cell office:value-type="string" table:style-name="NumCopie">
            <text:p text:style-name="Standard">1</text:p>
          </table:table-cell>
          <table:table-cell office:value-type="float" table:formula="oooc:=SUM([.G7:.I7])" table:style-name="NoteQ"/>
          <table:table-cell office:value="432" office:value-type="float" table:style-name="NoteQ">
            <text:p text:style-name="Standard">432</text:p>
          </table:table-cell>
          <table:table-cell office:value="1" office:value-type="float" table:style-name="NoteQ">
            <text:p text:style-name="Standard">1</text:p>
          </table:table-cell>
          <table:table-cell office:value="20" office:value-type="float" table:style-name="NoteQ">
            <text:p text:style-name="Standard">20</text:p>
          </table:table-cell>
          <table:table-cell office:value="100" office:value-type="float" table:style-name="NoteQ">
            <text:p text:style-name="Standard">100</text:p>
          </table:table-cell>
          <table:table-cell office:value="121" office:value-type="float" table:style-name="CodeV">
            <text:p text:style-name="Standard">121</text:p>
          </table:table-cell>
        </table:table-row>
        <table:table-row table:style-name="ro1">
          <table:table-cell office:value-type="string" table:style-name="CodeA">
            <text:p text:style-name="Standard">330</text:p>
          </table:table-cell>
          <table:table-cell office:value-type="string" table:style-name="Tableau">
            <text:p text:style-name="Standard">Gentil André</text:p>
          </table:table-cell>
          <table:table-cell office:value-type="float" table:formula="oooc:=IF([.$C$4]&gt;0;MIN([.$C$4];ROUNDDOWN([.E8]/[.F8]*[.$C$4]/0.5)*0.5);ROUNDDOWN([.E8]/0.5)*0.5)" table:style-name="NoteF"/>
          <table:table-cell office:value-type="string" table:style-name="NumCopie">
            <text:p text:style-name="Standard">2</text:p>
          </table:table-cell>
          <table:table-cell office:value-type="float" table:formula="oooc:=SUM([.G8:.I8])" table:style-name="NoteQ"/>
          <table:table-cell office:value="432" office:value-type="float" table:style-name="NoteQ">
            <text:p text:style-name="Standard">432</text:p>
          </table:table-cell>
          <table:table-cell office:value="0" office:value-type="float" table:style-name="NoteV">
            <text:p text:style-name="Standard">0</text:p>
          </table:table-cell>
          <table:table-cell office:value="30" office:value-type="float" table:style-name="NoteQ">
            <text:p text:style-name="Standard">30</text:p>
          </table:table-cell>
          <table:table-cell office:value="300" office:value-type="float" table:style-name="NoteQ">
            <text:p text:style-name="Standard">300</text:p>
          </table:table-cell>
          <table:table-cell office:value="000" office:value-type="float" table:style-name="CodeV">
            <text:p text:style-name="Standard">000</text:p>
          </table:table-cell>
        </table:table-row>
        <table:table-row table:style-name="ro1">
          <table:table-cell office:value-type="string" table:style-name="CodeA">
            <text:p text:style-name="Standard">432</text:p>
          </table:table-cell>
          <table:table-cell office:value-type="string" table:style-name="Tableau">
            <text:p text:style-name="Standard">Roule Marie</text:p>
          </table:table-cell>
          <table:table-cell office:value-type="float" table:formula="oooc:=IF([.$C$4]&gt;0;MIN([.$C$4];ROUNDDOWN([.E9]/[.F9]*[.$C$4]/0.5)*0.5);ROUNDDOWN([.E9]/0.5)*0.5)" table:style-name="NoteF"/>
          <table:table-cell office:value-type="string" table:style-name="NumCopie">
            <text:p text:style-name="Standard">4</text:p>
          </table:table-cell>
          <table:table-cell office:value-type="float" table:formula="oooc:=SUM([.G9:.I9])" table:style-name="NoteQ"/>
          <table:table-cell office:value="432" office:value-type="float" table:style-name="NoteQ">
            <text:p text:style-name="Standard">432</text:p>
          </table:table-cell>
          <table:table-cell office:value="2" office:value-type="float" table:style-name="NoteQ">
            <text:p text:style-name="Standard">2</text:p>
          </table:table-cell>
          <table:table-cell office:value="30" office:value-type="float" table:style-name="NoteQ">
            <text:p text:style-name="Standard">30</text:p>
          </table:table-cell>
          <table:table-cell office:value="400" office:value-type="float" table:style-name="NoteQ">
            <text:p text:style-name="Standard">400</text:p>
          </table:table-cell>
          <table:table-cell office:value="432" office:value-type="float" table:style-name="CodeV">
            <text:p text:style-name="Standard">432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.Note">
      <number:number number:decimal-places="1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Qpc" style:parent-style-name="Tableau">
      <style:paragraph-properties fo:text-align="center"/>
    </style:style>
    <style:style style:data-style-name="DeuxDecimales" style:family="table-cell" style:name="NoteQ" style:parent-style-name="Tableau">
      <style:paragraph-properties fo:text-align="center"/>
    </style:style>
    <style:style style:data-style-name="NombreVide" style:family="table-cell" style:name="NoteV" style:parent-style-name="NoteQ">
      <style:table-cell-properties fo:background-color="#f7ffbd"/>
    </style:style>
    <style:style style:data-style-name="NombreVide" style:family="table-cell" style:name="NoteE" style:parent-style-name="NoteQ">
      <style:table-cell-properties fo:background-color="#ffbaba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.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alexis</meta:initial-creator>
    <meta:creation-date>2013-03-06T17:00:47</meta:creation-date>
    <dc:creator>alexis</dc:creator>
    <dc:date>2013-03-06T17:00:47</dc:date>
    <meta:editing-cycles>1</meta:editing-cycles>
    <meta:editing-duration>PT00H00M00S</meta:editing-duration>
    <meta:document-statistic meta:cell-count="0" meta:object-count="0" meta:table-count="1"/>
  </office:meta>
</office:document-meta>
</file>